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" manifest:media-type="application/vnd.sun.star.oleobjec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ans1" svg:font-family="'Liberation Sans'" style:font-family-generic="roman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erifLiberation Sans" svg:font-family="'erif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2.833cm" style:rel-column-width="10922*"/>
    </style:style>
    <style:style style:name="Таблица1.F" style:family="table-column">
      <style:table-column-properties style:column-width="2.835cm" style:rel-column-width="1092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 style:data-style-name="N107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 style:data-style-name="N107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Таблица1.F10" style:family="table-cell" style:data-style-name="N2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rsid="003a5c16" officeooo:paragraph-rsid="003a5c16"/>
    </style:style>
    <style:style style:name="P3" style:family="paragraph" style:parent-style-name="Header">
      <style:paragraph-properties fo:text-align="end" style:justify-single-word="false"/>
      <style:text-properties officeooo:paragraph-rsid="001c8d6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3c1bd0"/>
    </style:style>
    <style:style style:name="P6" style:family="paragraph" style:parent-style-name="Standard">
      <style:paragraph-properties fo:text-align="justify" style:justify-single-word="false"/>
      <style:text-properties fo:font-size="12pt" officeooo:paragraph-rsid="003c1bd0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c1bd0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paragraph-rsid="003c1bd0" style:font-size-asian="12pt" style:font-size-complex="12pt"/>
    </style:style>
    <style:style style:name="P9" style:family="paragraph" style:parent-style-name="Text_20_body">
      <style:text-properties officeooo:rsid="003e544e" officeooo:paragraph-rsid="003e544e"/>
    </style:style>
    <style:style style:name="P10" style:family="paragraph" style:parent-style-name="Text_20_body">
      <style:text-properties officeooo:paragraph-rsid="003e544e"/>
    </style:style>
    <style:style style:name="P11" style:family="paragraph" style:parent-style-name="Text_20_body">
      <style:text-properties officeooo:rsid="003c1bd0" officeooo:paragraph-rsid="003c1bd0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3">
      <style:text-properties officeooo:rsid="003a5c16" officeooo:paragraph-rsid="003a5c16"/>
    </style:style>
    <style:style style:name="P14" style:family="paragraph" style:parent-style-name="Table_20_Contents">
      <style:paragraph-properties fo:text-align="end" style:justify-single-word="false"/>
      <style:text-properties fo:color="#000000" loext:opacity="100%" fo:font-size="12pt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e544e" officeooo:paragraph-rsid="003e54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3e54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f5db0" officeooo:paragraph-rsid="003f5d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5db0" officeooo:paragraph-rsid="003f5d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e23e" officeooo:paragraph-rsid="0040e2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officeooo:paragraph-rsid="00484945"/>
    </style:style>
    <style:style style:name="P21" style:family="paragraph" style:parent-style-name="Text_20_body" style:list-style-name="L1">
      <style:text-properties officeooo:rsid="003e6a97" officeooo:paragraph-rsid="0042e69b"/>
    </style:style>
    <style:style style:name="P22" style:family="paragraph" style:parent-style-name="Text_20_body" style:list-style-name="L1">
      <style:text-properties officeooo:rsid="004472f4" officeooo:paragraph-rsid="004472f4"/>
    </style:style>
    <style:style style:name="P23" style:family="paragraph" style:parent-style-name="Text_20_body">
      <style:text-properties officeooo:rsid="003e544e" officeooo:paragraph-rsid="003e544e"/>
    </style:style>
    <style:style style:name="P24" style:family="paragraph" style:parent-style-name="Text_20_body">
      <style:text-properties officeooo:paragraph-rsid="004a00db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a5c16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3c1bd0" style:font-size-asian="12pt" style:font-size-complex="12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font-size="12pt" fo:language="en" fo:country="US" fo:font-style="italic" style:font-size-asian="12pt" style:font-style-asian="italic" style:font-size-complex="12pt"/>
    </style:style>
    <style:style style:name="T8" style:family="text">
      <style:text-properties fo:font-size="12pt" fo:font-style="italic" style:font-size-asian="12pt" style:font-style-asian="italic" style:font-size-complex="12pt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style:font-name="Symbol" fo:font-size="12pt" fo:language="en" fo:country="US" style:font-name-asian="Symbol" style:font-size-asian="12pt" style:font-name-complex="Symbol" style:font-size-complex="12pt"/>
    </style:style>
    <style:style style:name="T12" style:family="text">
      <style:text-properties style:font-name="Symbol" fo:font-size="12pt" style:font-size-asian="12pt" style:font-name-complex="Symbol" style:font-size-complex="12pt"/>
    </style:style>
    <style:style style:name="T13" style:family="text">
      <style:text-properties style:font-name="Symbol" fo:font-size="12pt" fo:font-style="italic" style:font-size-asian="12pt" style:font-style-asian="italic" style:font-name-complex="Symbol" style:font-size-complex="12pt"/>
    </style:style>
    <style:style style:name="T14" style:family="text">
      <style:text-properties style:text-position="sub 58%" fo:font-size="12pt" fo:language="en" fo:country="US" style:font-size-asian="12pt" style:font-size-complex="12pt"/>
    </style:style>
    <style:style style:name="T15" style:family="text">
      <style:text-properties style:text-position="sub 58%" style:font-name="Liberation Serif1" style:font-name-asian="Noto Serif CJK SC" style:font-name-complex="Noto Sans Devanagari"/>
    </style:style>
    <style:style style:name="T16" style:family="text">
      <style:text-properties officeooo:rsid="003e544e"/>
    </style:style>
    <style:style style:name="T17" style:family="text">
      <style:text-properties style:font-name="Liberation Serif1"/>
    </style:style>
    <style:style style:name="T18" style:family="text">
      <style:text-properties style:font-name="Liberation Serif1" style:font-name-asian="Liberation Serif1" style:font-name-complex="Liberation Serif1"/>
    </style:style>
    <style:style style:name="T19" style:family="text">
      <style:text-properties style:font-name="Liberation Serif1" style:font-name-asian="Noto Serif CJK SC" style:font-name-complex="Noto Sans Devanagari"/>
    </style:style>
    <style:style style:name="T20" style:family="text">
      <style:text-properties style:font-name="Liberation Serif1" officeooo:rsid="003e544e"/>
    </style:style>
    <style:style style:name="T21" style:family="text">
      <style:text-properties officeooo:rsid="004268f0"/>
    </style:style>
    <style:style style:name="T22" style:family="text">
      <style:text-properties officeooo:rsid="0040950e"/>
    </style:style>
    <style:style style:name="T23" style:family="text">
      <style:text-properties fo:color="#000000" loext:opacity="100%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bold" officeooo:rsid="004766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bold" officeooo:rsid="004766c3" style:font-size-asian="12pt" style:font-style-asian="normal" style:font-weight-asian="bold" style:font-weight-complex="bold" style:text-emphasize="none"/>
    </style:style>
    <style:style style:name="T25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bold" officeooo:rsid="004766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bold" officeooo:rsid="004766c3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bold" officeooo:rsid="004a00db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a00d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54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sub 58%" style:font-name="Liberation Serif1" fo:font-size="12pt" fo:font-style="normal" fo:text-shadow="none" style:text-underline-style="none" fo:font-weight="bold" officeooo:rsid="004766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1" style:family="text">
      <style:text-properties officeooo:rsid="004a00db"/>
    </style:style>
    <style:style style:name="fr1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 draw:visible-area-top="0cm" draw:visible-area-width="0.744cm" draw:visible-area-height="1.168cm"/>
    </style:style>
    <style:style style:name="fr2" style:family="graphic" style:parent-style-name="OLE">
      <style:graphic-properties fo:margin-left="0cm" fo:margin-right="0cm" fo:margin-top="0cm" fo:margin-bottom="0cm" style:vertical-pos="middle" style:vertical-rel="text" fo:padding="0cm" fo:border="none" draw:ole-draw-aspect="1"/>
    </style:style>
    <style:style style:name="fr3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 draw:visible-area-top="0cm" draw:visible-area-width="2.402cm" draw:visible-area-height="1.097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>Лабораторная работа <text:span text:style-name="T3">№1</text:span></text:h>
      <text:h text:style-name="P12" text:outline-level="1">«ОПРЕДЕЛЕНИЕ КОЭФФИЦИЕНТА ВЯЗКОСТИ ЖИДКОСТИ МЕТОДОМ СТОКСА»</text:h>
      <text:h text:style-name="P13" text:outline-level="3"/>
      <text:h text:style-name="P13" text:outline-level="3"/>
      <text:h text:style-name="P13" text:outline-level="3"/>
      <text:h text:style-name="P13" text:outline-level="3"/>
      <text:h text:style-name="P13" text:outline-level="3"/>
      <text:h text:style-name="P13" text:outline-level="3"/>
      <text:h text:style-name="P13" text:outline-level="3"/>
      <text:h text:style-name="P13" text:outline-level="3"/>
      <text:h text:style-name="P13" text:outline-level="3"/>
      <text:h text:style-name="P13" text:outline-level="3"/>
      <text:h text:style-name="P13" text:outline-level="3"/>
      <text:h text:style-name="P13" text:outline-level="3"><text:soft-page-break/>Цель работы</text:h>
      <text:p text:style-name="P11">С помощью падающего шарика экспериментально установить коэффициент вязкости некоторой жидкости.</text:p>
      <text:h text:style-name="Heading_20_3" text:outline-level="3">Приборы и инструменты</text:h>
      <text:list xml:id="list3217306311" text:style-name="L1">
        <text:list-item>
          <text:p text:style-name="P21">Персональный компьютер с установленной ОС Windows</text:p>
        </text:list-item>
        <text:list-item>
          <text:p text:style-name="P21">Программа «Виртуальная физическая лаборатория»</text:p>
        </text:list-item>
        <text:list-item>
          <text:p text:style-name="P22">Табличный процессор Microsoft Excel для быстрых расчетов по формулам.</text:p>
        </text:list-item>
      </text:list>
      <text:h text:style-name="P13" text:outline-level="3">Используемые формулы</text:h>
      <text:p text:style-name="P6">Модуль силы внутреннего трения: <text:s/></text:p>
      <text:p text:style-name="P5"><text:span text:style-name="T4"><text:s text:c="69"/></text:span><text:span text:style-name="T4"><draw:frame draw:style-name="fr3" draw:name="Объект1" text:anchor-type="as-char" svg:width="2.397cm" svg:height="1.094cm" draw:z-index="2"><draw:object-ole xlink:href="./Object 3" xlink:type="simple" xlink:show="embed" xlink:actuate="onLoad"/><draw:image xlink:href="./ObjectReplacements/Object 3" xlink:type="simple" xlink:show="embed" xlink:actuate="onLoad"/><svg:desc>OLE-объект</svg:desc></draw:frame></text:span><text:span text:style-name="T4">, <text:s text:c="7"/></text:span><text:span text:style-name="T6">(1)</text:span><text:span text:style-name="T4"> <text:s text:c="29"/></text:span></text:p>
      <text:p text:style-name="P5"><text:span text:style-name="T4">где </text:span><text:span text:style-name="T12"></text:span><text:span text:style-name="T8">x</text:span><text:span text:style-name="T4"> - расстояние между двумя соседними слоями, </text:span><text:span text:style-name="T12"></text:span><text:span text:style-name="T7">V</text:span><text:span text:style-name="T4"> - разность скоростей жидкости в двух соседних слоях Δ</text:span><text:span text:style-name="T7">V</text:span><text:span text:style-name="T4">/Δ</text:span><text:span text:style-name="T7">x</text:span><text:span text:style-name="T4"> - градиент скорости, </text:span><text:span text:style-name="T7">S</text:span><text:span text:style-name="T4"> - площадь соприкосновения двух соседних слоев, </text:span><text:span text:style-name="T13"></text:span><text:span text:style-name="T4"> -</text:span><text:span text:style-name="T10"> </text:span><text:span text:style-name="T9">коэффициент вязкости</text:span><text:span text:style-name="T4">, зависящий от природы жидкости и температуры. </text:span></text:p>
      <text:p text:style-name="P8"/>
      <text:p text:style-name="P7"><text:span text:style-name="T4">Выражение для </text:span><text:span text:style-name="T13"></text:span><text:span text:style-name="T8"> </text:span><text:span text:style-name="T4">имеет вид</text:span></text:p>
      <text:p text:style-name="P5"><text:span text:style-name="T4"><text:s text:c="63"/></text:span><text:span text:style-name="T11"></text:span><text:span text:style-name="T4"> = </text:span><text:span text:style-name="T4"><draw:frame draw:style-name="fr2" draw:name="Объект2" text:anchor-type="as-char" svg:width="0.55cm" svg:height="0.99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4">(</text:span><text:span text:style-name="T11"></text:span><text:span text:style-name="T14">1</text:span><text:span text:style-name="T4"> - </text:span><text:span text:style-name="T11"></text:span><text:span text:style-name="T14">2</text:span><text:span text:style-name="T4">)</text:span><text:span text:style-name="T6"><draw:frame draw:style-name="fr1" draw:name="Объект3" text:anchor-type="as-char" svg:width="0.741cm" svg:height="1.164cm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span><text:span text:style-name="T4">. <text:s text:c="4"/>(</text:span><text:span text:style-name="T5">2</text:span><text:span text:style-name="T4">)</text:span></text:p>
      <text:h text:style-name="P13" text:outline-level="3">Эксперимент</text:h>
      <text:p text:style-name="P10"><text:span text:style-name="T16">Высота цилиндра h составляет </text:span><text:span text:style-name="T21">87,5</text:span><text:span text:style-name="T16"> см.</text:span></text:p>
      <table:table table:name="Таблица1" table:style-name="Таблица1">
        <table:table-column table:style-name="Таблица1.A" table:number-columns-repeated="5"/>
        <table:table-column table:style-name="Таблица1.F"/>
        <table:table-row>
          <table:table-cell table:style-name="Таблица1.A1" office:value-type="string">
            <text:p text:style-name="P15">№ шарика</text:p>
          </table:table-cell>
          <table:table-cell table:style-name="Таблица1.A1" office:value-type="string">
            <text:p text:style-name="P15">r, см</text:p>
          </table:table-cell>
          <table:table-cell table:style-name="Таблица1.A1" office:value-type="string">
            <text:p text:style-name="P15">t, с</text:p>
          </table:table-cell>
          <table:table-cell table:style-name="Таблица1.A1" office:value-type="string">
            <text:p text:style-name="P16"><text:span text:style-name="T16">V, </text:span><text:span text:style-name="T22">см</text:span><text:span text:style-name="T16">/</text:span><text:span text:style-name="T22">с</text:span></text:p>
          </table:table-cell>
          <table:table-cell table:style-name="Таблица1.A1" office:value-type="string">
            <text:p text:style-name="P15"><text:span text:style-name="T17">η</text:span>, Пз</text:p>
          </table:table-cell>
          <table:table-cell table:style-name="Таблица1.F1" office:value-type="string">
            <text:p text:style-name="P17"><text:span text:style-name="T18">∆</text:span><text:span text:style-name="T19">η</text:span><text:span text:style-name="T15">i</text:span></text:p>
          </table:table-cell>
        </table:table-row>
        <table:table-row>
          <table:table-cell table:style-name="Таблица1.A2" office:value-type="string">
            <text:p text:style-name="P18">1</text:p>
          </table:table-cell>
          <table:table-cell table:style-name="Таблица1.B2" office:value-type="float" office:value="0.2">
            <text:p text:style-name="P14">0,2</text:p>
          </table:table-cell>
          <table:table-cell table:style-name="Таблица1.B2" office:value-type="float" office:value="9.98">
            <text:p text:style-name="P14">9,98</text:p>
          </table:table-cell>
          <table:table-cell table:style-name="Таблица1.D2" office:value-type="float" office:value="8.76753507014028">
            <text:p text:style-name="P14">8,7675</text:p>
          </table:table-cell>
          <table:table-cell table:style-name="Таблица1.D2" office:value-type="float" office:value="0.095092984896">
            <text:p text:style-name="P14">0,0951</text:p>
          </table:table-cell>
          <table:table-cell table:style-name="Таблица1.F2" office:value-type="float" office:value="0.000842906315985076">
            <text:p text:style-name="P14">0,0008</text:p>
          </table:table-cell>
        </table:table-row>
        <table:table-row>
          <table:table-cell table:style-name="Таблица1.A2" office:value-type="string">
            <text:p text:style-name="P18">2</text:p>
          </table:table-cell>
          <table:table-cell table:style-name="Таблица1.B2" office:value-type="float" office:value="0.1655">
            <text:p text:style-name="P14">0,17</text:p>
          </table:table-cell>
          <table:table-cell table:style-name="Таблица1.B2" office:value-type="float" office:value="13.65">
            <text:p text:style-name="P14">13,65</text:p>
          </table:table-cell>
          <table:table-cell table:style-name="Таблица1.D2" office:value-type="float" office:value="6.41025641025641">
            <text:p text:style-name="P14">6,4103</text:p>
          </table:table-cell>
          <table:table-cell table:style-name="Таблица1.D2" office:value-type="float" office:value="0.0936865752368">
            <text:p text:style-name="P14">0,0937</text:p>
          </table:table-cell>
          <table:table-cell table:style-name="Таблица1.F2" office:value-type="float" office:value="0.00224931597518507">
            <text:p text:style-name="P14">0,0022</text:p>
          </table:table-cell>
        </table:table-row>
        <table:table-row>
          <table:table-cell table:style-name="Таблица1.A2" office:value-type="string">
            <text:p text:style-name="P18">3</text:p>
          </table:table-cell>
          <table:table-cell table:style-name="Таблица1.B2" office:value-type="float" office:value="0.1175">
            <text:p text:style-name="P14">0,12</text:p>
          </table:table-cell>
          <table:table-cell table:style-name="Таблица1.B2" office:value-type="float" office:value="27.94">
            <text:p text:style-name="P14">27,94</text:p>
          </table:table-cell>
          <table:table-cell table:style-name="Таблица1.D2" office:value-type="float" office:value="3.13171080887616">
            <text:p text:style-name="P14">3,1317</text:p>
          </table:table-cell>
          <table:table-cell table:style-name="Таблица1.D2" office:value-type="float" office:value="0.0966609036213334">
            <text:p text:style-name="P14">0,0967</text:p>
          </table:table-cell>
          <table:table-cell table:style-name="Таблица1.F2" office:value-type="float" office:value="-0.000725012409348358">
            <text:p text:style-name="P14">-0,0007</text:p>
          </table:table-cell>
        </table:table-row>
        <table:table-row>
          <table:table-cell table:style-name="Таблица1.A2" office:value-type="string">
            <text:p text:style-name="P18">4</text:p>
          </table:table-cell>
          <table:table-cell table:style-name="Таблица1.B2" office:value-type="float" office:value="0.1709">
            <text:p text:style-name="P14">0,17</text:p>
          </table:table-cell>
          <table:table-cell table:style-name="Таблица1.B2" office:value-type="float" office:value="13.76">
            <text:p text:style-name="P14">13,76</text:p>
          </table:table-cell>
          <table:table-cell table:style-name="Таблица1.D2" office:value-type="float" office:value="6.35901162790698">
            <text:p text:style-name="P14">6,3590</text:p>
          </table:table-cell>
          <table:table-cell table:style-name="Таблица1.D2" office:value-type="float" office:value="0.100705055956855">
            <text:p text:style-name="P14">0,1007</text:p>
          </table:table-cell>
          <table:table-cell table:style-name="Таблица1.F2" office:value-type="float" office:value="-0.00476916474487032">
            <text:p text:style-name="P14">-0,0048</text:p>
          </table:table-cell>
        </table:table-row>
        <table:table-row>
          <table:table-cell table:style-name="Таблица1.A2" office:value-type="string">
            <text:p text:style-name="P18">5</text:p>
          </table:table-cell>
          <table:table-cell table:style-name="Таблица1.B2" office:value-type="float" office:value="0.22">
            <text:p text:style-name="P14">0,22</text:p>
          </table:table-cell>
          <table:table-cell table:style-name="Таблица1.B2" office:value-type="float" office:value="7.92">
            <text:p text:style-name="P14">7,92</text:p>
          </table:table-cell>
          <table:table-cell table:style-name="Таблица1.D2" office:value-type="float" office:value="11.0479797979798">
            <text:p text:style-name="P14">11,0480</text:p>
          </table:table-cell>
          <table:table-cell table:style-name="Таблица1.D2" office:value-type="float" office:value="0.096054841344">
            <text:p text:style-name="P14">0,0961</text:p>
          </table:table-cell>
          <table:table-cell table:style-name="Таблица1.F2" office:value-type="float" office:value="-0.000118950132014906">
            <text:p text:style-name="P14">-0,0001</text:p>
          </table:table-cell>
        </table:table-row>
        <table:table-row>
          <table:table-cell table:style-name="Таблица1.A2" office:value-type="string">
            <text:p text:style-name="P18">6</text:p>
          </table:table-cell>
          <table:table-cell table:style-name="Таблица1.B2" office:value-type="float" office:value="0.1435">
            <text:p text:style-name="P14">0,14</text:p>
          </table:table-cell>
          <table:table-cell table:style-name="Таблица1.B2" office:value-type="float" office:value="19.12">
            <text:p text:style-name="P14">19,12</text:p>
          </table:table-cell>
          <table:table-cell table:style-name="Таблица1.D2" office:value-type="float" office:value="4.57635983263598">
            <text:p text:style-name="P14">4,5764</text:p>
          </table:table-cell>
          <table:table-cell table:style-name="Таблица1.D2" office:value-type="float" office:value="0.0986598397806934">
            <text:p text:style-name="P14">0,0987</text:p>
          </table:table-cell>
          <table:table-cell table:style-name="Таблица1.F2" office:value-type="float" office:value="-0.00272394856870831">
            <text:p text:style-name="P14">-0,0027</text:p>
          </table:table-cell>
        </table:table-row>
        <table:table-row table:style-name="Таблица1.8">
          <table:table-cell table:style-name="Таблица1.A2" office:value-type="string">
            <text:p text:style-name="P18">7</text:p>
          </table:table-cell>
          <table:table-cell table:style-name="Таблица1.B2" office:value-type="float" office:value="0.188">
            <text:p text:style-name="P14">0,19</text:p>
          </table:table-cell>
          <table:table-cell table:style-name="Таблица1.B2" office:value-type="float" office:value="10.24">
            <text:p text:style-name="P14">10,24</text:p>
          </table:table-cell>
          <table:table-cell table:style-name="Таблица1.D2" office:value-type="float" office:value="8.544921875">
            <text:p text:style-name="P14">8,5449</text:p>
          </table:table-cell>
          <table:table-cell table:style-name="Таблица1.D2" office:value-type="float" office:value="0.0906910376482133">
            <text:p text:style-name="P14">0,0907</text:p>
          </table:table-cell>
          <table:table-cell table:style-name="Таблица1.F2" office:value-type="float" office:value="0.00524485356377175">
            <text:p text:style-name="P14">0,0052</text:p>
          </table:table-cell>
        </table:table-row>
        <table:table-row table:style-name="Таблица1.8">
          <table:table-cell table:style-name="Таблица1.A2" office:value-type="string">
            <text:p text:style-name="P19">Среднее</text:p>
          </table:table-cell>
          <table:table-cell table:style-name="Таблица1.D2" office:value-type="float" office:value="0.171485714285714">
            <text:p text:style-name="P14">0,1715</text:p>
          </table:table-cell>
          <table:table-cell table:style-name="Таблица1.D2" office:value-type="float" office:value="14.6585714285714">
            <text:p text:style-name="P14">14,6586</text:p>
          </table:table-cell>
          <table:table-cell table:style-name="Таблица1.D2" office:value-type="float" office:value="6.97682506039937">
            <text:p text:style-name="P14">6,9768</text:p>
          </table:table-cell>
          <table:table-cell table:style-name="Таблица1.D2" office:value-type="float" office:value="0.0959358912119851">
            <text:p text:style-name="P14">0,0959</text:p>
          </table:table-cell>
          <table:table-cell table:style-name="Таблица1.F2" office:value-type="float" office:value="0">
            <text:p text:style-name="P14">0,0000</text:p>
          </table:table-cell>
        </table:table-row>
        <table:table-row>
          <table:table-cell table:style-name="Таблица1.A2" office:value-type="string">
            <text:p text:style-name="P19">Округленное среднее</text:p>
          </table:table-cell>
          <table:table-cell table:style-name="Таблица1.B2" office:value-type="float" office:value="0.17">
            <text:p text:style-name="P14">0,17</text:p>
          </table:table-cell>
          <table:table-cell table:style-name="Таблица1.B2" office:value-type="float" office:value="14.66">
            <text:p text:style-name="P14">14,66</text:p>
          </table:table-cell>
          <table:table-cell table:style-name="Таблица1.B2" office:value-type="float" office:value="6.98">
            <text:p text:style-name="P14">6,98</text:p>
          </table:table-cell>
          <table:table-cell table:style-name="Таблица1.B2" office:value-type="float" office:value="0.1">
            <text:p text:style-name="P14">0,1</text:p>
          </table:table-cell>
          <table:table-cell table:style-name="Таблица1.F10" office:value-type="float" office:value="0">
            <text:p text:style-name="P14">0,00</text:p>
          </table:table-cell>
        </table:table-row>
      </table:table>
      <text:p text:style-name="P9"/>
      <text:h text:style-name="Heading_20_3" text:outline-level="3"><text:soft-page-break/>Расчеты по формулам и расчеты погрешностей</text:h>
      <text:p text:style-name="P20"><text:span text:style-name="T29">η</text:span><text:span text:style-name="T30">средн</text:span><text:span text:style-name="T23"> = </text:span><text:span text:style-name="T24">0,0959</text:span><text:span text:style-name="T25"> </text:span><text:span text:style-name="T26">± 0,00 Пз</text:span></text:p>
      <text:h text:style-name="P13" text:outline-level="3">Вывод</text:h>
      <text:p text:style-name="P9">В ходе эксперимента удалось определить коэффициент вязкости исследуемого вещества. Для этого был использован «Метод Стокса». Использованный метод определения коэффициента вязкости оказался достаточно точным, погрешность измерений находится на допустимом уровне.</text:p>
      <text:p text:style-name="P24"><text:span text:style-name="T16">В результате среднее значение коэффициента вязкости </text:span><text:span text:style-name="T20">η составило </text:span><text:span text:style-name="T24">0,0959</text:span><text:span text:style-name="T25"> </text:span><text:span text:style-name="T26">± 0,00 Пз, </text:span><text:span text:style-name="T28">что, впрочем, не соответствует табличному значению коэффициента вязкости глицерина — 12 Пз. Это может быть вызвано ошибками в измерениях или переводах величин для подстановки в формулы. Возможно, причиной являются ошибки в программе «Виртуальная лаборатория»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ans1" svg:font-family="'Liberation Sans'" style:font-family-generic="roman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erifLiberation Sans" svg:font-family="'erif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4" style:family="paragraph">
      <style:paragraph-properties fo:margin-left="0cm" fo:margin-right="0cm" fo:line-height="150%" fo:orphans="0" fo:widows="0" fo:text-indent="0.847cm" style:auto-text-indent="false" style:writing-mode="lr-tb"/>
      <style:text-properties style:use-window-font-color="true" loext:opacity="0%" style:font-name="Courier New" fo:font-family="'Courier New'" style:font-family-generic="modern" fo:font-size="8pt" fo:language="ru" fo:country="RU" style:font-name-asian="Times New Roman" style:font-family-asian="'Times New Roman'" style:font-family-generic-asian="roman" style:font-pitch-asian="variable" style:font-size-asian="8pt" style:font-name-complex="Courier New" style:font-family-complex="'Courier New'" style:font-family-generic-complex="modern" style:font-size-complex="10pt" style:language-complex="ar" style:country-complex="SA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4" number:min-decimal-places="4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rsid="003a5c16" officeooo:paragraph-rsid="003a5c16"/>
    </style:style>
    <style:style style:name="MP3" style:family="paragraph" style:parent-style-name="Header">
      <style:paragraph-properties fo:text-align="end" style:justify-single-word="false"/>
      <style:text-properties officeooo:paragraph-rsid="001c8d6c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a5c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2">Институт информационных технологий и технологического образования</text:p>
        <text:p text:style-name="MP1">ИВТ 1 курс, 10 поток, 2 группа, <text:span text:style-name="MT1">3 подгруппа</text:span></text:p>
        <text:p text:style-name="MP3"><text:span text:style-name="MT2">Предмет: </text:span><text:span text:style-name="MT3">Физика</text:span></text:p>
      </style:header>
      <style:footer>
        <text:p text:style-name="MP4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09-30T23:22:57.497074692</dc:date>
    <meta:editing-duration>PT3H16M12S</meta:editing-duration>
    <meta:editing-cycles>32</meta:editing-cycles>
    <meta:generator>LibreOffice/7.0.1.2$Linux_X86_64 LibreOffice_project/7cbcfc562f6eb6708b5ff7d7397325de9e764452</meta:generator>
    <meta:document-statistic meta:table-count="1" meta:image-count="0" meta:object-count="3" meta:page-count="3" meta:paragraph-count="86" meta:word-count="289" meta:character-count="2083" meta:non-whitespace-character-count="1711"/>
  </office:meta>
</office:document-meta>
</file>

<file path=Object 1/content.xml><?xml version="1.0" encoding="utf-8"?>
<math xmlns="http://www.w3.org/1998/Math/MathML" display="block">
  <semantics>
    <mrow>
      <mstyle mathsize="12pt">
        <mfrac>
          <mn>2</mn>
          <mn>9</mn>
        </mfrac>
      </mstyle>
      <mrow/>
    </mrow>
    <annotation encoding="StarMath 5.0"> size 12{ {  {2}  over  {9} } } {}</annotation>
  </semantics>
</math>
</file>